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729a7" officeooo:paragraph-rsid="00506038"/>
    </style:style>
    <style:style style:name="P2" style:family="paragraph" style:parent-style-name="Text_20_body">
      <style:paragraph-properties fo:margin-left="0in" fo:margin-right="0in" fo:text-indent="0.5in" style:auto-text-indent="false"/>
      <style:text-properties officeooo:rsid="00086ae9" officeooo:paragraph-rsid="00086ae9"/>
    </style:style>
    <style:style style:name="P3" style:family="paragraph" style:parent-style-name="Text_20_body">
      <style:paragraph-properties fo:margin-left="0in" fo:margin-right="0in" fo:text-indent="0.5in" style:auto-text-indent="false"/>
      <style:text-properties officeooo:rsid="00176bb7" officeooo:paragraph-rsid="00176bb7"/>
    </style:style>
    <style:style style:name="P4" style:family="paragraph" style:parent-style-name="Text_20_body">
      <style:paragraph-properties fo:margin-left="0in" fo:margin-right="0in" fo:text-indent="0.5in" style:auto-text-indent="false"/>
      <style:text-properties officeooo:rsid="005e4379" officeooo:paragraph-rsid="005e4379"/>
    </style:style>
    <style:style style:name="P5" style:family="paragraph" style:parent-style-name="Text_20_body">
      <style:paragraph-properties fo:margin-left="0in" fo:margin-right="0in" fo:text-indent="0.5in" style:auto-text-indent="false"/>
      <style:text-properties officeooo:rsid="007d645f" officeooo:paragraph-rsid="00aac406"/>
    </style:style>
    <style:style style:name="P6" style:family="paragraph" style:parent-style-name="Text_20_body">
      <style:paragraph-properties fo:margin-left="0in" fo:margin-right="0in" fo:text-indent="0.5in" style:auto-text-indent="false"/>
      <style:text-properties officeooo:paragraph-rsid="0008756e"/>
    </style:style>
    <style:style style:name="P7" style:family="paragraph" style:parent-style-name="Text_20_body">
      <style:paragraph-properties fo:margin-left="0in" fo:margin-right="0in" fo:text-indent="0.5in" style:auto-text-indent="false"/>
      <style:text-properties officeooo:rsid="007922da" officeooo:paragraph-rsid="00a437c7"/>
    </style:style>
    <style:style style:name="P8" style:family="paragraph" style:parent-style-name="Text_20_body">
      <style:paragraph-properties fo:margin-left="0in" fo:margin-right="0in" fo:text-indent="0.5in" style:auto-text-indent="false"/>
      <style:text-properties officeooo:rsid="00c576ed" officeooo:paragraph-rsid="00c576ed"/>
    </style:style>
    <style:style style:name="P9" style:family="paragraph" style:parent-style-name="Text_20_body">
      <style:paragraph-properties fo:margin-left="0in" fo:margin-right="0in" fo:text-indent="0.5in" style:auto-text-indent="false"/>
      <style:text-properties officeooo:rsid="00cbd670" officeooo:paragraph-rsid="00cbd670"/>
    </style:style>
    <style:style style:name="P10" style:family="paragraph" style:parent-style-name="Text_20_body">
      <style:paragraph-properties fo:margin-left="0in" fo:margin-right="0in" fo:text-indent="0.5in" style:auto-text-indent="false"/>
      <style:text-properties officeooo:rsid="00cdf94e" officeooo:paragraph-rsid="00cdf94e"/>
    </style:style>
    <style:style style:name="P11"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ad30ca" officeooo:paragraph-rsid="00ad30ca"/>
    </style:style>
    <style:style style:name="P12"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ae4200" officeooo:paragraph-rsid="00ae4200"/>
    </style:style>
    <style:style style:name="P13"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b05df0" officeooo:paragraph-rsid="00b05df0"/>
    </style:style>
    <style:style style:name="P14"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b2a70c" officeooo:paragraph-rsid="00b2a70c"/>
    </style:style>
    <style:style style:name="P15"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bbf4ce" officeooo:paragraph-rsid="00bbf4ce"/>
    </style:style>
    <style:style style:name="P16" style:family="paragraph" style:parent-style-name="Text_20_body" style:master-page-name="">
      <loext:graphic-properties draw:fill="none"/>
      <style:paragraph-properties fo:margin-left="0in" fo:margin-right="0in" fo:margin-top="0in" fo:margin-bottom="0.0972in" loext:contextual-spacing="false" fo:line-height="120%" fo:text-indent="0.5in" style:auto-text-indent="false" style:page-number="auto" fo:background-color="transparent"/>
      <style:text-properties officeooo:rsid="008f0694" officeooo:paragraph-rsid="00be7c5b"/>
    </style:style>
    <style:style style:name="P17" style:family="paragraph" style:parent-style-name="Title">
      <style:text-properties officeooo:rsid="0005e0d1" officeooo:paragraph-rsid="0005e0d1"/>
    </style:style>
    <style:style style:name="P18" style:family="paragraph" style:parent-style-name="Subtitle">
      <style:text-properties officeooo:rsid="0005e0d1" officeooo:paragraph-rsid="0005e0d1"/>
    </style:style>
    <style:style style:name="P19" style:family="paragraph" style:parent-style-name="Text_20_body">
      <style:paragraph-properties fo:padding="0.0291in" fo:border-left="none" fo:border-right="none" fo:border-top="none" fo:border-bottom="0.06pt solid #000000" style:join-border="false"/>
      <style:text-properties fo:font-style="normal" officeooo:rsid="001b298a" officeooo:paragraph-rsid="001b298a" style:font-style-asian="normal" style:font-style-complex="normal"/>
    </style:style>
    <style:style style:name="P20" style:family="paragraph" style:parent-style-name="Text_20_body">
      <style:text-properties fo:font-style="normal" officeooo:rsid="001b298a" officeooo:paragraph-rsid="001b298a" style:font-style-asian="normal" style:font-style-complex="normal"/>
    </style:style>
    <style:style style:name="P21" style:family="paragraph" style:parent-style-name="Text_20_body" style:list-style-name="L1">
      <style:text-properties officeooo:rsid="00094ac9" officeooo:paragraph-rsid="00094ac9"/>
    </style:style>
    <style:style style:name="P22" style:family="paragraph" style:parent-style-name="Text_20_body" style:list-style-name="L1">
      <style:text-properties officeooo:rsid="000da229" officeooo:paragraph-rsid="000da229"/>
    </style:style>
    <style:style style:name="P23" style:family="paragraph" style:parent-style-name="Text_20_body" style:list-style-name="L2">
      <style:text-properties fo:font-style="normal" officeooo:rsid="0013442a" officeooo:paragraph-rsid="0013442a" style:font-style-asian="normal" style:font-style-complex="normal"/>
    </style:style>
    <style:style style:name="P24" style:family="paragraph" style:parent-style-name="Text_20_body" style:list-style-name="L2">
      <style:text-properties fo:font-style="normal" officeooo:rsid="00135863" officeooo:paragraph-rsid="00135863" style:font-style-asian="normal" style:font-style-complex="normal"/>
    </style:style>
    <style:style style:name="P25" style:family="paragraph" style:parent-style-name="Text_20_body">
      <style:text-properties fo:font-style="normal" officeooo:rsid="001b298a" officeooo:paragraph-rsid="001b298a" style:font-style-asian="normal" style:font-style-complex="normal"/>
    </style:style>
    <style:style style:name="P26" style:family="paragraph" style:parent-style-name="Text_20_body">
      <style:text-properties officeooo:paragraph-rsid="001b298a"/>
    </style:style>
    <style:style style:name="P27" style:family="paragraph" style:parent-style-name="Text_20_body" style:list-style-name="L1">
      <style:paragraph-properties fo:padding="0.0291in" fo:border-left="none" fo:border-right="none" fo:border-top="none" fo:border-bottom="0.06pt solid #000000" style:join-border="false"/>
      <style:text-properties officeooo:rsid="00112e45" officeooo:paragraph-rsid="00112e45"/>
    </style:style>
    <style:style style:name="P28" style:family="paragraph" style:parent-style-name="Text_20_body" style:master-page-name="Footnote">
      <style:paragraph-properties style:page-number="auto" fo:padding="0.0291in" fo:border-left="none" fo:border-right="none" fo:border-top="none" fo:border-bottom="0.06pt solid #000000" style:join-border="false"/>
      <style:text-properties fo:font-style="normal" officeooo:rsid="0013442a" officeooo:paragraph-rsid="0013442a" style:font-style-asian="normal" style:font-style-complex="normal"/>
    </style:style>
    <style:style style:name="P29" style:family="paragraph" style:parent-style-name="Text_20_body" style:list-style-name="L2">
      <style:paragraph-properties style:border-line-width-bottom="0.0346in 0.0102in 0.0102in" fo:padding="0.0291in" fo:border-left="none" fo:border-right="none" fo:border-top="none" fo:border-bottom="4pt double #000000" style:join-border="false"/>
      <style:text-properties officeooo:rsid="0015987a" officeooo:paragraph-rsid="0015987a"/>
    </style:style>
    <style:style style:name="P30" style:family="paragraph" style:parent-style-name="Text_20_body">
      <style:paragraph-properties fo:margin-left="0in" fo:margin-right="0in" fo:text-indent="0.5in" style:auto-text-indent="false"/>
      <style:text-properties officeooo:rsid="00d5e7b4" officeooo:paragraph-rsid="00d5e7b4"/>
    </style:style>
    <style:style style:name="P31" style:family="paragraph" style:parent-style-name="Heading_20_2">
      <style:text-properties officeooo:rsid="0020bfc0" officeooo:paragraph-rsid="0020bfc0"/>
    </style:style>
    <style:style style:name="P32" style:family="paragraph" style:parent-style-name="Heading_20_2">
      <style:text-properties officeooo:rsid="0063dc17" officeooo:paragraph-rsid="0063dc17"/>
    </style:style>
    <style:style style:name="P33" style:family="paragraph" style:parent-style-name="Heading_20_2">
      <style:text-properties officeooo:rsid="0075db5e" officeooo:paragraph-rsid="0075db5e"/>
    </style:style>
    <style:style style:name="P34" style:family="paragraph" style:parent-style-name="Heading_20_1">
      <style:text-properties officeooo:rsid="001c3fbb" officeooo:paragraph-rsid="001c3fbb"/>
    </style:style>
    <style:style style:name="P35" style:family="paragraph" style:parent-style-name="Heading_20_1">
      <style:text-properties officeooo:rsid="00ba3164" officeooo:paragraph-rsid="00ba3164"/>
    </style:style>
    <style:style style:name="T1" style:family="text">
      <style:text-properties officeooo:rsid="00198d23"/>
    </style:style>
    <style:style style:name="T2" style:family="text">
      <style:text-properties fo:font-style="normal" style:font-style-asian="normal" style:font-style-complex="normal"/>
    </style:style>
    <style:style style:name="T3" style:family="text">
      <style:text-properties fo:font-style="normal" officeooo:rsid="0008782a" style:font-style-asian="normal" style:font-style-complex="normal"/>
    </style:style>
    <style:style style:name="T4" style:family="text">
      <style:text-properties fo:font-style="normal" officeooo:rsid="00090dc6" style:font-style-asian="normal" style:font-style-complex="normal"/>
    </style:style>
    <style:style style:name="T5" style:family="text">
      <style:text-properties fo:font-style="normal" officeooo:rsid="0009c0b9" style:font-style-asian="normal" style:font-style-complex="normal"/>
    </style:style>
    <style:style style:name="T6" style:family="text">
      <style:text-properties fo:font-style="normal" officeooo:rsid="0009dd6e" style:font-style-asian="normal" style:font-style-complex="normal"/>
    </style:style>
    <style:style style:name="T7" style:family="text">
      <style:text-properties fo:font-style="normal" officeooo:rsid="000b4566" style:font-style-asian="normal" style:font-style-complex="normal"/>
    </style:style>
    <style:style style:name="T8" style:family="text">
      <style:text-properties fo:font-style="normal" officeooo:rsid="000f47b0" style:font-style-asian="normal" style:font-style-complex="normal"/>
    </style:style>
    <style:style style:name="T9" style:family="text">
      <style:text-properties fo:font-style="normal" officeooo:rsid="00151916" style:font-style-asian="normal" style:font-style-complex="normal"/>
    </style:style>
    <style:style style:name="T10" style:family="text">
      <style:text-properties fo:font-style="normal" officeooo:rsid="00190fb5" style:font-style-asian="normal" style:font-style-complex="normal"/>
    </style:style>
    <style:style style:name="T11" style:family="text">
      <style:text-properties fo:font-style="normal" officeooo:rsid="0032517a" style:font-style-asian="normal" style:font-style-complex="normal"/>
    </style:style>
    <style:style style:name="T12" style:family="text">
      <style:text-properties fo:font-style="normal" officeooo:rsid="003a8d05" style:font-style-asian="normal" style:font-style-complex="normal"/>
    </style:style>
    <style:style style:name="T13" style:family="text">
      <style:text-properties fo:font-style="normal" officeooo:rsid="003bf045" style:font-style-asian="normal" style:font-style-complex="normal"/>
    </style:style>
    <style:style style:name="T14" style:family="text">
      <style:text-properties fo:font-style="normal" officeooo:rsid="0008756e" style:font-style-asian="normal" style:font-style-complex="normal"/>
    </style:style>
    <style:style style:name="T15" style:family="text">
      <style:text-properties fo:font-style="normal" officeooo:rsid="0096496a" style:font-style-asian="normal" style:font-style-complex="normal"/>
    </style:style>
    <style:style style:name="T16" style:family="text">
      <style:text-properties fo:font-style="normal" officeooo:rsid="009bd457" style:font-style-asian="normal" style:font-style-complex="normal"/>
    </style:style>
    <style:style style:name="T17" style:family="text">
      <style:text-properties fo:font-style="normal" officeooo:rsid="001b298a" style:font-style-asian="normal" style:font-style-complex="normal"/>
    </style:style>
    <style:style style:name="T18" style:family="text">
      <style:text-properties fo:font-style="normal" officeooo:rsid="00d77d70"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08756e"/>
    </style:style>
    <style:style style:name="T21" style:family="text">
      <style:text-properties fo:font-style="italic" style:font-style-asian="italic" style:font-style-complex="italic"/>
    </style:style>
    <style:style style:name="T22" style:family="text">
      <style:text-properties fo:font-style="italic" officeooo:rsid="00090dc6" style:font-style-asian="italic" style:font-style-complex="italic"/>
    </style:style>
    <style:style style:name="T23" style:family="text">
      <style:text-properties style:text-position="super 58%" fo:font-style="normal" officeooo:rsid="000b4566" style:font-style-asian="normal" style:font-style-complex="normal"/>
    </style:style>
    <style:style style:name="T24" style:family="text">
      <style:text-properties style:text-position="super 58%" fo:font-style="normal" officeooo:rsid="000c4492" style:font-style-asian="normal" style:font-style-complex="normal"/>
    </style:style>
    <style:style style:name="T25" style:family="text">
      <style:text-properties style:text-position="super 58%" fo:font-style="normal" officeooo:rsid="000f47b0" style:font-style-asian="normal" style:font-style-complex="normal"/>
    </style:style>
    <style:style style:name="T26" style:family="text">
      <style:text-properties style:text-position="super 58%" fo:font-style="normal" officeooo:rsid="0015987a" style:font-style-asian="normal" style:font-style-complex="normal"/>
    </style:style>
    <style:style style:name="T27" style:family="text">
      <style:text-properties officeooo:rsid="005e4379"/>
    </style:style>
    <style:style style:name="T28" style:family="text">
      <style:text-properties officeooo:rsid="005edb91"/>
    </style:style>
    <style:style style:name="T29" style:family="text">
      <style:text-properties officeooo:rsid="00604c8f"/>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a020a3"/>
    </style:style>
    <style:style style:name="T32" style:family="text">
      <style:text-properties style:text-underline-style="solid" style:text-underline-width="auto" style:text-underline-color="font-color" fo:background-color="transparent" loext:char-shading-value="0"/>
    </style:style>
    <style:style style:name="T33" style:family="text">
      <style:text-properties style:text-underline-style="solid" style:text-underline-width="auto" style:text-underline-color="font-color" officeooo:rsid="00b87b2e"/>
    </style:style>
    <style:style style:name="T34" style:family="text">
      <style:text-properties style:text-underline-style="solid" style:text-underline-width="auto" style:text-underline-color="font-color" officeooo:rsid="00bc20e3"/>
    </style:style>
    <style:style style:name="T35" style:family="text">
      <style:text-properties fo:background-color="transparent" loext:char-shading-value="0"/>
    </style:style>
    <style:style style:name="T36" style:family="text">
      <style:text-properties officeooo:rsid="00756d4e" fo:background-color="transparent" loext:char-shading-value="0"/>
    </style:style>
    <style:style style:name="T37" style:family="text">
      <style:text-properties officeooo:rsid="007fbba2" fo:background-color="transparent" loext:char-shading-value="0"/>
    </style:style>
    <style:style style:name="T38" style:family="text">
      <style:text-properties officeooo:rsid="008d6784" fo:background-color="transparent" loext:char-shading-value="0"/>
    </style:style>
    <style:style style:name="T39" style:family="text">
      <style:text-properties officeooo:rsid="007ba717" fo:background-color="transparent" loext:char-shading-value="0"/>
    </style:style>
    <style:style style:name="T40" style:family="text">
      <style:text-properties officeooo:rsid="00aac406" fo:background-color="transparent" loext:char-shading-value="0"/>
    </style:style>
    <style:style style:name="T41" style:family="text">
      <style:text-properties officeooo:rsid="007ba717"/>
    </style:style>
    <style:style style:name="T42" style:family="text">
      <style:text-properties fo:font-weight="bold" officeooo:rsid="0008756e" style:font-weight-asian="bold" style:font-weight-complex="bold"/>
    </style:style>
    <style:style style:name="T43" style:family="text">
      <style:text-properties officeooo:rsid="00988045"/>
    </style:style>
    <style:style style:name="T44" style:family="text">
      <style:text-properties officeooo:rsid="009b7c9f"/>
    </style:style>
    <style:style style:name="T45" style:family="text">
      <style:text-properties officeooo:rsid="009daa94"/>
    </style:style>
    <style:style style:name="T46" style:family="text">
      <style:text-properties officeooo:rsid="00b028d5"/>
    </style:style>
    <style:style style:name="T47" style:family="text">
      <style:text-properties officeooo:rsid="00b09146"/>
    </style:style>
    <style:style style:name="T48" style:family="text">
      <style:text-properties officeooo:rsid="00b8b602"/>
    </style:style>
    <style:style style:name="T49" style:family="text">
      <style:text-properties officeooo:rsid="00c1e727"/>
    </style:style>
    <style:style style:name="T50" style:family="text">
      <style:text-properties officeooo:rsid="00c3412f"/>
    </style:style>
    <style:style style:name="T51" style:family="text">
      <style:text-properties officeooo:rsid="00c7217d"/>
    </style:style>
    <style:style style:name="T52" style:family="text">
      <style:text-properties officeooo:rsid="00cc80d3"/>
    </style:style>
    <style:style style:name="T53" style:family="text">
      <style:text-properties officeooo:rsid="00d0392d"/>
    </style:style>
    <style:style style:name="T54" style:family="text">
      <style:text-properties officeooo:rsid="00d77d70"/>
    </style:style>
    <style:style style:name="T55" style:family="text">
      <style:text-properties officeooo:rsid="00d9b4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ct Dewpsi: Tile Collision Design Document</text:p>
      <text:p text:style-name="P18">Details About How Tile Collision Will Work in this Game</text:p>
      <text:p text:style-name="P2">The purpose of this document is to decide on what tile collision style I should use. There is no speculation, predictions or what-ifs in this document – only decisions on what my game will be in its final form. And based on those decisions, I’ll find out what tile collision system is best for this game. <text:span text:style-name="T20">To describe my vision for the game, I will talk as though it’s already finished.</text:span></text:p>
      <text:p text:style-name="P6"><text:span text:style-name="T42">Project Dewpsi</text:span><text:span text:style-name="T20"> is a Zelda-esque adventure game that features sword-based combat, RPG elements, puzzle solving, and </text:span>light<text:span text:style-name="T14"> platforming. </text:span><text:span text:style-name="T3">The tile collision code best encapsulates how terrain should be interacted with in a game where the terrain is never </text:span><text:span text:style-name="T15">moved or deleted</text:span><text:span text:style-name="T3">. </text:span><text:span text:style-name="T4">The terrain in this game is marked by </text:span><text:span text:style-name="T22">four distinct attributes.</text:span><text:span text:style-name="T4"> They are:</text:span></text:p>
      <text:list xml:id="list2212450657773485590" text:style-name="L1">
        <text:list-item>
          <text:p text:style-name="P21"><text:span text:style-name="T4">T</text:span><text:span text:style-name="T2">he foreground (or terrain or tilemap) is static in this game. That means the tiles stay in their relative positions in the level and will not be moved or deleted. In addition, the graphic for each tile cannot be changed; therefore, once the level is loaded, a </text:span><text:span text:style-name="T6">tile</text:span><text:span text:style-name="T2"> will look the same no matter what code it executes.</text:span></text:p>
        </text:list-item>
        <text:list-item>
          <text:p text:style-name="P21"><text:span text:style-name="T2">As alluded to in </text:span><text:span text:style-name="T11">point</text:span><text:span text:style-name="T2"> 1, tiles are what make up the levels. Tiles are 16x16 pixels in size. </text:span><text:span text:style-name="T5">The game keeps track of an array which defines every tile in the level. Through certain channels, the programmer can get a lookup into this array to access certain tiles.</text:span><text:a xlink:type="simple" xlink:href="#Footnote 1" text:style-name="Internet_20_link" text:visited-style-name="Visited_20_Internet_20_Link"><text:span text:style-name="T24">[1]</text:span></text:a><text:span text:style-name="T5"> That is the basis of this game’s foreground collision: the player’s position is used to find whichever tile they’ve collided with and execute different code depending on that particular tile’s code index.</text:span><text:a xlink:type="simple" xlink:href="#Footnote 2" text:style-name="Internet_20_link" text:visited-style-name="Visited_20_Internet_20_Link"><text:span text:style-name="T23">[</text:span></text:a><text:a xlink:type="simple" xlink:href="#Footnote 2" text:style-name="Internet_20_link" text:visited-style-name="Visited_20_Internet_20_Link"><text:span text:style-name="T24">2</text:span></text:a><text:a xlink:type="simple" xlink:href="#Footnote 2" text:style-name="Internet_20_link" text:visited-style-name="Visited_20_Internet_20_Link"><text:span text:style-name="T23">]</text:span></text:a></text:p>
        </text:list-item>
        <text:list-item>
          <text:p text:style-name="P22"><text:span text:style-name="T7">S</text:span><text:span text:style-name="T2">ome tiles are classified as slopes. There is a certain flag that tells the game that </text:span><text:span text:style-name="T8">a</text:span><text:span text:style-name="T2"> tile is some kind of slope. </text:span><text:span text:style-name="T8">Another flag provides a lookup into an array of height masks.</text:span><text:a xlink:type="simple" xlink:href="#Footnote 3" text:style-name="Internet_20_link" text:visited-style-name="Visited_20_Internet_20_Link"><text:span text:style-name="T25">[3]</text:span></text:a></text:p>
        </text:list-item>
        <text:list-item>
          <text:p text:style-name="P27"><text:span text:style-name="T8">I</text:span><text:span text:style-name="T2">t was mentioned in point 1 that the foreground is static; it cannot be manipulated inasmuch as the graphics cannot change and the tiles stay in their respective location</text:span><text:span text:style-name="T12">s</text:span><text:span text:style-name="T2"> within the level. However, in spite of all that it is possible to </text:span><text:span text:style-name="T21">change the behavior of a tile dynamically.</text:span><text:span text:style-name="T2"> Each tile has what’s called a code index. </text:span><text:span text:style-name="T9">Every time collision is checked for a tile, its code index is read, and an appropriate function or routine is called per the value of that index.</text:span><text:a xlink:type="simple" xlink:href="#Footnote 4" text:style-name="Internet_20_link" text:visited-style-name="Visited_20_Internet_20_Link"><text:span text:style-name="T26">[4]</text:span></text:a></text:p>
        </text:list-item>
      </text:list>
      <text:p text:style-name="P3"><text:span text:style-name="T2">Taking all four points into consideration, this is the conclusion that can be drawn. The foreground is made up of 16x16 tiles that are defined in an array. The tiles cannot be moved nor their appearance changed. But their behavior can be changed, leading to the potential for some very interesting effects. </text:span><text:span text:style-name="T10">Beyond that, </text:span><text:span text:style-name="T13">tiles</text:span><text:span text:style-name="T10"> also have two classifications, normal or sloped. Slope tiles have height masks which define </text:span><text:span text:style-name="T16">the</text:span><text:span text:style-name="T10"> parts of the tile </text:span><text:span text:style-name="T16">that</text:span><text:span text:style-name="T10"> are solid.</text:span></text:p>
      <text:h text:style-name="P34" text:outline-level="1"><text:soft-page-break/>Which Tile System Should Be Used?</text:h>
      <text:p text:style-name="P30">Description pending...</text:p>
      <text:p text:style-name="P28">Footnotes</text:p>
      <text:list xml:id="list73069890964899939" text:style-name="L2">
        <text:list-item>
          <text:p text:style-name="P23"><text:bookmark text:name="Footnote 1"/><text:reference-mark-start text:name="Footnote 1"/>T<text:reference-mark-end text:name="Footnote 1"/>he tile array is a one-dimensional array that holds a number of tiles equivalent to the width of the level multiplied by the height of the level, in tiles.</text:p>
        </text:list-item>
        <text:list-item>
          <text:p text:style-name="P24"><text:bookmark text:name="Footnote 2"/>A tile’s code index is an integer that gets used to look up an array of function pointers. Said pointers are to functions that define the behavior of the array they are linked to. While it has one dimension, the array gets treated like a table for illustrative purposes.</text:p>
        </text:list-item>
        <text:list-item>
          <text:p text:style-name="P24"><text:bookmark text:name="Footnote 3"/>A height mask is a table of values that signify whether part of a <text:span text:style-name="T43">tile</text:span> is solid or not. This is how slopes work in games like Sonic the Hedgehog. They allow for the creation of irregular slopes, ones that can’t be depicted with normal slope values.</text:p>
        </text:list-item>
        <text:list-item>
          <text:p text:style-name="P29"><text:bookmark text:name="Footnote 4"/><text:span text:style-name="T2">A tile’s code index can be changed at any point during a frame. Doing so will change the behavior of that tile. There is an art to changing the behavior of a tile mid-frame in order to achieve advanced effects. The process of changing the code index of a tile during a frame is called </text:span><text:span text:style-name="T19">Limited Dynamic Tile Effects</text:span><text:span text:style-name="T2"> (LDTE).</text:span></text:p>
        </text:list-item>
      </text:list>
      <text:p text:style-name="P19">Edits, revisions, etc.</text:p>
      <text:p text:style-name="P20">First edition: created on April 26, 2019.</text:p>
      <text:p text:style-name="P20"><text:tab/>- <text:span text:style-name="T27">new edit on May 1, 2019</text:span></text:p>
      <text:p text:style-name="P20"><text:tab/>- <text:span text:style-name="T44">finished first edition on May 3, 2019</text:span></text:p>
      <text:p text:style-name="P26"><text:span text:style-name="T17"><text:tab/>- </text:span><text:span text:style-name="T18">cleared section:</text:span> <text:a xlink:type="simple" xlink:href="#1.Which Tile System Should Be Used?|outline" text:style-name="Internet_20_link" text:visited-style-name="Visited_20_Internet_20_Link"><text:span text:style-name="T55">"Which Tile System Should Be Us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29a7" officeooo:paragraph-rsid="00506038"/>
    </style:style>
    <style:style style:name="MT1" style:family="text">
      <style:text-properties officeooo:rsid="00198d2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ate of first edition: April 26, 2019<text:span text:style-name="MT1">| Page </text:span><text:span text:style-name="MT1"><text:page-number text:select-page="current">2</text:page-number></text:span></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5:43:19.632457060</meta:creation-date>
    <meta:generator>LibreOffice/5.1.2.2$Linux_x86 LibreOffice_project/10m0$Build-2</meta:generator>
    <dc:date>2019-06-13T17:14:11.366051673</dc:date>
    <meta:editing-duration>PT16H44S</meta:editing-duration>
    <meta:editing-cycles>216</meta:editing-cycles>
    <meta:document-statistic meta:table-count="0" meta:image-count="0" meta:object-count="0" meta:page-count="3" meta:paragraph-count="22" meta:word-count="719" meta:character-count="4029" meta:non-whitespace-character-count="3336"/>
  </office:meta>
</office:document-meta>
</file>